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611cm" fo:margin-left="-0.053cm" fo:margin-top="0cm" fo:margin-bottom="0cm" table:align="left" style:writing-mode="page"/>
    </style:style>
    <style:style style:name="Table1.A" style:family="table-column">
      <style:table-column-properties style:column-width="1.909cm"/>
    </style:style>
    <style:style style:name="Table1.B" style:family="table-column">
      <style:table-column-properties style:column-width="2.798cm"/>
    </style:style>
    <style:style style:name="Table1.C" style:family="table-column">
      <style:table-column-properties style:column-width="2.702cm"/>
    </style:style>
    <style:style style:name="Table1.D" style:family="table-column">
      <style:table-column-properties style:column-width="4.919cm"/>
    </style:style>
    <style:style style:name="Table1.E" style:family="table-column">
      <style:table-column-properties style:column-width="4.283cm"/>
    </style:style>
    <style:style style:name="Table1.1" style:family="table-row">
      <style:table-row-properties style:min-row-height="0.965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1.198cm" fo:keep-together="auto"/>
    </style:style>
    <style:style style:name="Table1.3" style:family="table-row">
      <style:table-row-properties style:min-row-height="0.935cm" fo:keep-together="auto"/>
    </style:style>
    <style:style style:name="Table1.4" style:family="table-row">
      <style:table-row-properties style:min-row-height="0.863cm" fo:keep-together="auto"/>
    </style:style>
    <style:style style:name="Table1.5" style:family="table-row">
      <style:table-row-properties style:min-row-height="0.686cm" fo:keep-together="auto"/>
    </style:style>
    <style:style style:name="Table1.7" style:family="table-row">
      <style:table-row-properties style:min-row-height="0.833cm" fo:keep-together="auto"/>
    </style:style>
    <style:style style:name="Table1.8" style:family="table-row">
      <style:table-row-properties style:min-row-height="0.921cm" fo:keep-together="auto"/>
    </style:style>
    <style:style style:name="P1" style:family="paragraph" style:parent-style-name="Standard">
      <style:paragraph-properties fo:text-align="center" style:justify-single-word="false"/>
      <style:text-properties fo:font-size="24pt" officeooo:rsid="0009a111" officeooo:paragraph-rsid="0009a111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a111" officeooo:paragraph-rsid="0009a11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9a111" officeooo:paragraph-rsid="0009a11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9a111" officeooo:paragraph-rsid="0009a11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714e" officeooo:paragraph-rsid="000b714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6pt" officeooo:rsid="000b714e" officeooo:paragraph-rsid="000b714e" style:font-size-asian="14pt" style:font-size-complex="16pt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11" style:family="paragraph" style:parent-style-name="Standard">
      <style:text-properties officeooo:rsid="000ffc27" officeooo:paragraph-rsid="000ffc27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b714e" style:font-size-asian="10.5pt" style:font-size-complex="12pt"/>
    </style:style>
    <style:style style:name="T3" style:family="text">
      <style:text-properties style:font-name="Liberation Serif" fo:font-size="12pt" style:font-size-asian="10.5pt" style:font-size-complex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енератор физических задач.</text:p>
      <text:p text:style-name="P1"/>
      <text:p text:style-name="P2">В общем:</text:p>
      <text:p text:style-name="P2">Код позволяет генерировать работы по физике.</text:p>
      <text:p text:style-name="P2">Есть возможность выбирать название работы, количество и тип задач входящих работу. Программа выдает работу в нескольких форматах ( удобный для человека и для дальнейшей работы с данными ) в поддиректории проекта с названием работы.</text:p>
      <text:p text:style-name="P2"/>
      <text:p text:style-name="P3">Перед началом работы.</text:p>
      <text:p text:style-name="P2">Откройте файл conf.py и укажите в кавычках путь к каталогу в которой лежит файл main.py</text:p>
      <text:p text:style-name="P2"/>
      <text:p text:style-name="P3">Как с генерировать работу.</text:p>
      <text:p text:style-name="P4"><text:span text:style-name="T1">Требуется </text:span><text:span text:style-name="T2">написать файл sid.json в формате json.</text:span></text:p>
      <text:p text:style-name="P5">На вход принимаются следующие параметры: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<text:span text:style-name="T3">П</text:span><text:span text:style-name="T4">араметр</text:span></text:p>
          </table:table-cell>
          <table:table-cell table:style-name="Table1.A1" office:value-type="string">
            <text:p text:style-name="P8">под параметр</text:p>
          </table:table-cell>
          <table:table-cell table:style-name="Table1.A1" office:value-type="string">
            <text:p text:style-name="P8">Обязательно</text:p>
          </table:table-cell>
          <table:table-cell table:style-name="Table1.A1" office:value-type="string">
            <text:p text:style-name="P8">Описание</text:p>
          </table:table-cell>
          <table:table-cell table:style-name="Table1.A1" office:value-type="string">
            <text:p text:style-name="P8">Значение по умолчанию</text:p>
          </table:table-cell>
        </table:table-row>
        <table:table-row table:style-name="Table1.2">
          <table:table-cell table:style-name="Table1.A1" office:value-type="string">
            <text:p text:style-name="P9">job_name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Содержит название работы</text:p>
          </table:table-cell>
          <table:table-cell table:style-name="Table1.A1" office:value-type="string">
            <text:p text:style-name="P8">Номер больше всех <text:line-break/>существующих в папке <text:line-break/>Проекта</text:p>
          </table:table-cell>
        </table:table-row>
        <table:table-row table:style-name="Table1.3">
          <table:table-cell table:style-name="Table1.A1" office:value-type="string">
            <text:p text:style-name="P9">random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Перемешивать или не <text:line-break/>перемешивать задачи <text:line-break/>После генерацим</text:p>
          </table:table-cell>
          <table:table-cell table:style-name="Table1.A1" office:value-type="string">
            <text:p text:style-name="P8">false</text:p>
          </table:table-cell>
        </table:table-row>
        <table:table-row table:style-name="Table1.4">
          <table:table-cell table:style-name="Table1.A1" office:value-type="string">
            <text:p text:style-name="P9">list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Массив с json объектами, <text:line-break/>Которые задают задачи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5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Тип задачи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5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9">looking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Что ищется в задаче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7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9">values</text:p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Значение в пределах, <text:line-break/>Которого лежат числа</text:p>
          </table:table-cell>
          <table:table-cell table:style-name="Table1.A1" office:value-type="string">
            <text:p text:style-name="P8">у каждого типа задач<text:line-break/>Своё</text:p>
          </table:table-cell>
        </table:table-row>
        <table:table-row table:style-name="Table1.8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9">quantity</text:p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Какое количество задач <text:line-break/>Нужно в работе</text:p>
          </table:table-cell>
          <table:table-cell table:style-name="Table1.A1" office:value-type="string">
            <text:p text:style-name="P10">1</text:p>
          </table:table-cell>
        </table:table-row>
      </table:table>
      <text:p text:style-name="Standard"/>
      <text:p text:style-name="P11">Доступные job_name смотрите в файле themes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4:17:25.855776890</meta:creation-date>
    <dc:date>2025-01-07T15:03:43.950079299</dc:date>
    <meta:editing-duration>PT15M53S</meta:editing-duration>
    <meta:editing-cycles>3</meta:editing-cycles>
    <meta:generator>LibreOffice/24.8.3.2$Linux_X86_64 LibreOffice_project/480$Build-2</meta:generator>
    <meta:document-statistic meta:table-count="1" meta:image-count="0" meta:object-count="0" meta:page-count="1" meta:paragraph-count="43" meta:word-count="159" meta:character-count="1020" meta:non-whitespace-character-count="897"/>
  </office:meta>
</office:document-meta>
</file>